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in" fo:margin-left="0.5625in" table:align="left" style:writing-mode="lr-tb"/>
    </style:style>
    <style:style style:name="Table1.A" style:family="table-column">
      <style:table-column-properties style:column-width="2.7722in"/>
    </style:style>
    <style:style style:name="Table1.B" style:family="table-column">
      <style:table-column-properties style:column-width="3.2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in" fo:margin-left="0.5625in" table:align="left" style:writing-mode="lr-tb"/>
    </style:style>
    <style:style style:name="Table2.A" style:family="table-column">
      <style:table-column-properties style:column-width="3.0653in"/>
    </style:style>
    <style:style style:name="Table2.B" style:family="table-column">
      <style:table-column-properties style:column-width="2.93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margin-left="0.75in" fo:margin-right="0in" fo:text-align="justify" style:justify-single-word="false" fo:text-indent="-0.75in" style:auto-text-indent="false"/>
    </style:style>
    <style:style style:name="P5" style:family="paragraph" style:parent-style-name="Standard">
      <style:paragraph-properties fo:margin-left="0.8126in" fo:margin-right="0in" fo:text-align="justify" style:justify-single-word="false" fo:text-indent="-0.8126in" style:auto-text-indent="false"/>
    </style:style>
    <style:style style:name="P6" style:family="paragraph" style:parent-style-name="Standard"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1163a0" style:font-size-asian="12pt" style:font-size-complex="12pt"/>
    </style:style>
    <style:style style:name="T5" style:family="text">
      <style:text-properties fo:font-size="12pt" officeooo:rsid="0009995f"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style:font-name-asian="Times New Roman"/>
    </style:style>
    <style:style style:name="T8" style:family="text">
      <style:text-properties officeooo:rsid="001163a0"/>
    </style:style>
    <style:style style:name="T9" style:family="text">
      <style:text-properties fo:color="#222222" fo:font-size="12pt" fo:background-color="#ffffff" loext:char-shading-value="0" style:font-size-asian="12pt" style:font-size-complex="9.5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Ờ KHAI NGƯỜI BẢO TRỢ (1)</text:span></text:p>
      <text:p text:style-name="Standard"><text:span text:style-name="T2">(Bắt buộc cho tất cả các dự án)</text:span></text:p>
      <text:p text:style-name="P1"><text:span text:style-name="T3">Họ và tên học sinh: </text:span><text:span text:style-name="T4">Hồ Tuấn Kiệt</text:span></text:p>
      <text:p text:style-name="P1"><text:span text:style-name="T3">Tên dự án: Thiết kế hệ thống theo dõi và cảnh báo chất lượng không khí</text:span></text:p>
      <text:p text:style-name="P1"><draw:frame draw:style-name="fr1" draw:name="Frame1" text:anchor-type="char" svg:x="0.2252in" svg:y="-0.0071in" svg:width="0.1591in" svg:height="0.1598in" draw:z-index="0"><draw:text-box><text:p text:style-name="Standard"/></draw:text-box></draw:frame><text:span text:style-name="T3">1) <text:tab/>Tôi đã tìm hiểu hướng dẫn và thể lệ của Cuộc thi.</text:span></text:p>
      <text:p text:style-name="P1"><draw:frame draw:style-name="fr1" draw:name="Frame2" text:anchor-type="char" svg:x="0.2311in" svg:y="-0.0016in" svg:width="0.1591in" svg:height="0.1598in" draw:z-index="1"><draw:text-box><text:p text:style-name="Standard"/></draw:text-box></draw:frame><text:span text:style-name="T3">2) <text:tab/>Tôi đã xem xét Bảng kiểm của học sinh và Kế hoạch nghiên cứu.</text:span></text:p>
      <text:p text:style-name="P1"><draw:frame draw:style-name="fr1" draw:name="Frame3" text:anchor-type="char" svg:x="0.2311in" svg:y="0.0055in" svg:width="0.1591in" svg:height="0.1598in" draw:z-index="2"><draw:text-box><text:p text:style-name="Standard"/></draw:text-box></draw:frame><text:span text:style-name="T3">3) <text:tab/>Tôi đã cùng làm việc với học sinh và chúng tôi đã thảo luận về những rủi ro trong dự án.</text:span></text:p>
      <text:p text:style-name="P3"><draw:frame draw:style-name="fr1" draw:name="Frame4" text:anchor-type="char" svg:x="0.2374in" svg:y="0.011in" svg:width="0.1591in" svg:height="0.1598in" draw:z-index="3"><draw:text-box><text:p text:style-name="Standard"/></draw:text-box></draw:frame>4) <text:tab/>Dự án có liên quan đến một số yêu cầu sau đây cần sự phê duyệt của Hội đồng thẩm định:</text:p>
      <table:table table:name="Table1" table:style-name="Table1">
        <table:table-column table:style-name="Table1.A"/>
        <table:table-column table:style-name="Table1.B"/>
        <table:table-row table:style-name="Table1.1">
          <table:table-cell table:style-name="Table1.A1" office:value-type="string">
            <text:p text:style-name="P3"><draw:frame draw:style-name="fr1" draw:name="Frame5" text:anchor-type="char" svg:x="0.0811in" svg:y="0.011in" svg:width="0.1591in" svg:height="0.1598in" draw:z-index="4"><draw:text-box><text:p text:style-name="Standard"/></draw:text-box></draw:frame><text:span text:style-name="T7"> <text:s text:c="7"/></text:span>Con người</text:p>
            <text:p text:style-name="P3"><draw:frame draw:style-name="fr1" draw:name="Frame6" text:anchor-type="char" svg:x="0.0835in" svg:y="0.011in" svg:width="0.1591in" svg:height="0.1598in" draw:z-index="5"><draw:text-box><text:p text:style-name="Standard"/></draw:text-box></draw:frame><text:span text:style-name="T7"> <text:s text:c="7"/></text:span>Động vật có xương sống</text:p>
          </table:table-cell>
          <table:table-cell table:style-name="Table1.A1" office:value-type="string">
            <text:p text:style-name="P2">Tác nhân sinh học nguy hiểm</text:p>
            <text:p text:style-name="P3"><draw:frame draw:style-name="fr1" draw:name="Frame7" text:anchor-type="char" svg:x="2.4791in" svg:y="0.0047in" svg:width="0.1591in" svg:height="0.1598in" draw:z-index="8"><draw:text-box><text:p text:style-name="Standard"/></draw:text-box></draw:frame><draw:frame draw:style-name="fr1" draw:name="Frame8" text:anchor-type="char" svg:x="1.4866in" svg:y="0.0126in" svg:width="0.1591in" svg:height="0.1598in" draw:z-index="7"><draw:text-box><text:p text:style-name="Standard"/></draw:text-box></draw:frame><draw:frame draw:style-name="fr1" draw:name="Frame9" text:anchor-type="char" svg:x="0.0917in" svg:y="0.011in" svg:width="0.1591in" svg:height="0.1598in" draw:z-index="6"><draw:text-box><text:p text:style-name="Standard"/></draw:text-box></draw:frame><text:span text:style-name="T7"> <text:s text:c="8"/></text:span>Vi sinh vật <text:s text:c="16"/>rDNA <text:s text:c="12"/>Mô</text:p>
          </table:table-cell>
        </table:table-row>
      </table:table>
      <text:p text:style-name="P3">5) Các thủ tục đòi hỏi phải hoàn thành cho dự án</text:p>
      <table:table table:name="Table2" table:style-name="Table2">
        <table:table-column table:style-name="Table2.A"/>
        <table:table-column table:style-name="Table2.B"/>
        <table:table-row table:style-name="Table2.1">
          <table:table-cell table:style-name="Table2.A1" office:value-type="string">
            <text:p text:style-name="P3"><draw:frame draw:style-name="fr1" draw:name="Frame10" text:anchor-type="char" svg:x="-0.0102in" svg:y="0.011in" svg:width="0.1591in" svg:height="0.1598in" draw:z-index="9"><draw:text-box><text:p text:style-name="Standard"/></draw:text-box></draw:frame><text:span text:style-name="T7"> <text:s text:c="5"/></text:span>Bảng kiểm cho người hướng dẫn (1)</text:p>
            <text:p text:style-name="P3"><draw:frame draw:style-name="fr1" draw:name="Frame11" text:anchor-type="char" svg:x="-0.0161in" svg:y="0.011in" svg:width="0.1591in" svg:height="0.1598in" draw:z-index="10"><draw:text-box><text:p text:style-name="Standard"/></draw:text-box></draw:frame><text:span text:style-name="T7"> <text:s text:c="5"/></text:span>Bảng kiểm dành cho học sinh (1A)</text:p>
          </table:table-cell>
          <table:table-cell table:style-name="Table2.A1" office:value-type="string">
            <text:p text:style-name="P3"><draw:frame draw:style-name="fr1" draw:name="Frame12" text:anchor-type="char" svg:x="0.0917in" svg:y="0.0035in" svg:width="0.1591in" svg:height="0.1598in" draw:z-index="12"><draw:text-box><text:p text:style-name="Standard"/></draw:text-box></draw:frame><text:span text:style-name="T7"> <text:s text:c="8"/></text:span>Kế hoạch nghiên cứu</text:p>
            <text:p text:style-name="P3"><draw:frame draw:style-name="fr1" draw:name="Frame13" text:anchor-type="char" svg:x="0.0917in" svg:y="0.011in" svg:width="0.1591in" svg:height="0.1598in" draw:z-index="11"><draw:text-box><text:p text:style-name="Standard"/></draw:text-box></draw:frame><text:span text:style-name="T7"> <text:s text:c="8"/></text:span>Phiếu phê duyệt dự án</text:p>
          </table:table-cell>
        </table:table-row>
      </table:table>
      <text:p text:style-name="P1"><draw:frame draw:style-name="fr1" draw:name="Frame14" text:anchor-type="char" svg:x="0.4264in" svg:y="0.0008in" svg:width="0.1591in" svg:height="0.1598in" draw:z-index="13"><draw:text-box><text:p text:style-name="Standard"/></draw:text-box></draw:frame><text:span text:style-name="T3"> <text:s/><text:tab/> <text:s text:c="4"/>Phiếu Cơ quan nghiên cứu có kiểm soát (Nếu có, sau khi hoàn thành thí nghiệm)</text:span></text:p>
      <text:p text:style-name="P1"><draw:frame draw:style-name="fr1" draw:name="Frame15" text:anchor-type="char" svg:x="0.4264in" svg:y="0.0126in" svg:width="0.1591in" svg:height="0.1598in" draw:z-index="14"><draw:text-box><text:p text:style-name="Standard"/></draw:text-box></draw:frame><text:span text:style-name="T3"><text:tab/> <text:s text:c="4"/>Phiếu dự án tiếp tục (Nếu có)</text:span></text:p>
      <text:p text:style-name="P1"><text:span text:style-name="T3">6) </text:span><text:span text:style-name="T1">Các phiếu khác theo yêu cầu nếu dự án liên quan đến một số nội dung sau:</text:span></text:p>
      <text:p text:style-name="P1"><draw:frame draw:style-name="fr1" draw:name="Frame16" text:anchor-type="char" svg:x="0.1984in" svg:y="0.0063in" svg:width="0.1591in" svg:height="0.1598in" draw:z-index="15"><draw:text-box><text:p text:style-name="Standard"/></draw:text-box></draw:frame><text:span text:style-name="T6"> <text:s text:c="10"/></text:span><text:span text:style-name="T1">Con người</text:span><text:span text:style-name="T3"> (Yêu cầu sự phê duyệt trước của Hội đồng thẩm định)</text:span></text:p>
      <text:p text:style-name="P1"><draw:frame draw:style-name="fr1" draw:name="Frame17" text:anchor-type="char" svg:x="0.4571in" svg:y="0.0043in" svg:width="0.1591in" svg:height="0.1598in" draw:z-index="16"><draw:text-box><text:p text:style-name="Standard"/></draw:text-box></draw:frame><text:span text:style-name="T3"><text:tab/> <text:s text:c="5"/>Phiếu người tham gia (4)</text:span></text:p>
      <text:p text:style-name="P1"><draw:frame draw:style-name="fr1" draw:name="Frame18" text:anchor-type="char" svg:x="0.4634in" svg:y="0.0098in" svg:width="0.1591in" svg:height="0.1598in" draw:z-index="17"><draw:text-box><text:p text:style-name="Standard"/></draw:text-box></draw:frame><text:span text:style-name="T3"><text:tab/> <text:s text:c="5"/>Phiếu cho phép thông tin về con người (Nếu có)</text:span></text:p>
      <text:p text:style-name="P1"><draw:frame draw:style-name="fr1" draw:name="Frame19" text:anchor-type="char" svg:x="0.4618in" svg:y="0.0075in" svg:width="0.1591in" svg:height="0.1598in" draw:z-index="18"><draw:text-box><text:p text:style-name="Standard"/></draw:text-box></draw:frame><text:span text:style-name="T3"><text:tab/> <text:s text:c="5"/>Phiếu xác nhận của nhà khoa học chuyên ngành (2) (Nếu có)</text:span></text:p>
      <text:p text:style-name="P1"><draw:frame draw:style-name="fr1" draw:name="Frame20" text:anchor-type="char" svg:x="0.1909in" svg:y="0.0063in" svg:width="0.1591in" svg:height="0.1598in" draw:z-index="19"><draw:text-box><text:p text:style-name="Standard"/></draw:text-box></draw:frame><text:span text:style-name="T6"> <text:s text:c="10"/></text:span><text:span text:style-name="T1">Động vật có xương sống</text:span><text:span text:style-name="T3"> (Yêu cầu sự phê duyệt trước)</text:span></text:p>
      <text:p text:style-name="P1"><draw:frame draw:style-name="fr1" draw:name="Frame21" text:anchor-type="char" svg:x="0.4571in" svg:y="0.0043in" svg:width="0.1591in" svg:height="0.1598in" draw:z-index="20"><draw:text-box><text:p text:style-name="Standard"/></draw:text-box></draw:frame><text:span text:style-name="T3"><text:tab/> <text:s text:c="5"/>Phiếu động vật có xương sống (5A) (Thực hiện ở trường/nhà/cơ sở nghiên cứu thực tế)</text:span></text:p>
      <text:p text:style-name="P1"><draw:frame draw:style-name="fr1" draw:name="Frame22" text:anchor-type="char" svg:x="0.4634in" svg:y="0.0098in" svg:width="0.1591in" svg:height="0.1598in" draw:z-index="21"><draw:text-box><text:p text:style-name="Standard"/></draw:text-box></draw:frame><text:span text:style-name="T3"><text:tab/> <text:s text:c="5"/>Phiếu động vật có xương sống (5B) (Thực hiện tại cơ quan nghiên cứu có kiểm soát)</text:span></text:p>
      <text:p text:style-name="P1"><draw:frame draw:style-name="fr1" draw:name="Frame23" text:anchor-type="char" svg:x="0.4618in" svg:y="0in" svg:width="0.1591in" svg:height="0.1598in" draw:z-index="22"><draw:text-box><text:p text:style-name="Standard"/></draw:text-box></draw:frame><text:span text:style-name="T3"><text:tab/> <text:s text:c="5"/>Phiếu xác nhận của nhà khoa học chuyên ngành (2) (Nếu có)</text:span></text:p>
      <text:p text:style-name="P1"><draw:frame draw:style-name="fr1" draw:name="Frame24" text:anchor-type="char" svg:x="0.1854in" svg:y="0.0209in" svg:width="0.1591in" svg:height="0.1598in" draw:z-index="23"><draw:text-box><text:p text:style-name="Standard"/></draw:text-box></draw:frame><text:span text:style-name="T6"> <text:s text:c="10"/></text:span><text:span text:style-name="T1">Tác nhân sinh học nguy hiểm</text:span><text:span text:style-name="T3"> (Yêu cầu sự phê duyệt trước của Hội đồng thẩm định)</text:span></text:p>
      <text:p text:style-name="P1"><draw:frame draw:style-name="fr1" draw:name="Frame25" text:anchor-type="char" svg:x="0.4591in" svg:y="0.011in" svg:width="0.1591in" svg:height="0.1598in" draw:z-index="24"><draw:text-box><text:p text:style-name="Standard"/></draw:text-box></draw:frame><text:span text:style-name="T3"><text:tab/> <text:s text:c="5"/>Phiếu đánh giá rủi ro của tác nhân sinh học nguy hiểm (6A)</text:span></text:p>
      <text:p text:style-name="P4"><draw:frame draw:style-name="fr1" draw:name="Frame26" text:anchor-type="char" svg:x="0.4575in" svg:y="0.0165in" svg:width="0.1591in" svg:height="0.1598in" draw:z-index="25"><draw:text-box><text:p text:style-name="Standard"/></draw:text-box></draw:frame><text:span text:style-name="T6"> <text:s text:c="15"/></text:span><text:span text:style-name="T3">Phiếu sử dụng mô người và động vật có xương sống (6B) (Cùng phiếu 6A khi dự án có sử dụng mô tươi hay đông lạnh, tế bào gốc, máu, sản phẩm từ máu và dịch cơ thể).</text:span></text:p>
      <text:p text:style-name="P1"><draw:frame draw:style-name="fr1" draw:name="Frame27" text:anchor-type="char" svg:x="0.4571in" svg:y="0.0016in" svg:width="0.1591in" svg:height="0.1598in" draw:z-index="26"><draw:text-box><text:p text:style-name="Standard"/></draw:text-box></draw:frame><text:span text:style-name="T3"><text:tab/> <text:s text:c="5"/>Phiếu xác nhận của nhà khoa học chuyên ngành (2) (Nếu có)</text:span></text:p>
      <text:p text:style-name="P5"><draw:frame draw:style-name="fr1" draw:name="Frame28" text:anchor-type="char" svg:x="0.4634in" svg:y="-0.0008in" svg:width="0.1591in" svg:height="0.1598in" draw:z-index="27"><draw:text-box><text:p text:style-name="Standard"/></draw:text-box></draw:frame><text:span text:style-name="T6"> <text:s text:c="16"/></text:span><text:span text:style-name="T3">Phiếu đánh giá rủi ro (3) (Yêu cầu cho tất cả các dự án sử dụng sinh vật đơn bào; vi sinh vật; phân bón; nhiên liệu; phân hủy cấu trúc thực vật…)</text:span></text:p>
      <text:p text:style-name="P1"><draw:frame draw:style-name="fr1" draw:name="Frame29" text:anchor-type="char" svg:x="0.1909in" svg:y="0.0043in" svg:width="0.1591in" svg:height="0.1598in" draw:z-index="28"><draw:text-box><text:p text:style-name="Standard"/></draw:text-box></draw:frame><text:span text:style-name="T6"> <text:s text:c="10"/></text:span><text:span text:style-name="T1">Hóa chất, hoạt động và thiết bị nguy hiểm </text:span><text:span text:style-name="T3">(Không yêu cầu sự phê duyệt trước)</text:span></text:p>
      <text:p text:style-name="P1"><draw:frame draw:style-name="fr1" draw:name="Frame30" text:anchor-type="char" svg:x="0.4717in" svg:y="0.0173in" svg:width="0.1591in" svg:height="0.1598in" draw:z-index="29"><draw:text-box><text:p text:style-name="Standard"/></draw:text-box></draw:frame><text:span text:style-name="T3"><text:tab/> <text:s text:c="6"/>Phiếu đánh giá rủi ro (3)</text:span></text:p>
      <text:p text:style-name="P4"><draw:frame draw:style-name="fr1" draw:name="Frame31" text:anchor-type="char" svg:x="0.478in" svg:y="0.0075in" svg:width="0.1591in" svg:height="0.1598in" draw:z-index="30"><draw:text-box><text:p text:style-name="Standard"/></draw:text-box></draw:frame><text:span text:style-name="T6"> <text:s text:c="16"/></text:span><text:span text:style-name="T3">Phiếu xác của nhà khoa học chuyên ngành (2) (Yêu cầu đối với các dự án sử dụng chất bị kiểm soát theo luật về ma túy, nếu có)</text:span></text:p>
      <text:p text:style-name="P3"><text:tab/><text:tab/><text:tab/><text:tab/><text:tab/><text:tab/><text:tab/><text:tab/> <text:s text:c="13"/>Đà Nẵng, Ngày <text:span text:style-name="T8">12</text:span> tháng <text:span text:style-name="T8">12</text:span> năm <text:span text:style-name="T8">2016</text:span></text:p>
      <text:p text:style-name="P1"><text:span text:style-name="T3"><text:tab/><text:tab/><text:tab/><text:tab/><text:tab/><text:tab/><text:tab/><text:tab/><text:tab/> <text:s text:c="14"/>Người bảo trợ</text:span></text:p>
      <text:p text:style-name="P1"><text:span text:style-name="T3"/></text:p>
      <text:p text:style-name="P1"><text:span text:style-name="T3">Điện thoại/Email: </text:span><text:span text:style-name="T9">0934.751.057 / </text:span><text:a xlink:type="simple" xlink:href="mailto:dovannho@gmail.com" text:style-name="Internet_20_link" text:visited-style-name="Visited_20_Internet_20_Link"><text:span text:style-name="T3">dovannho</text:span></text:a><text:a xlink:type="simple" xlink:href="mailto:dovannho@gmail.com" text:style-name="Internet_20_link" text:visited-style-name="Visited_20_Internet_20_Link"><text:span text:style-name="T5">@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16:05:00</meta:creation-date>
    <dc:date>2016-12-12T08:23:57.862024484</dc:date>
    <meta:editing-cycles>12</meta:editing-cycles>
    <meta:editing-duration>PT2H40M</meta:editing-duration>
    <meta:generator>LibreOffice/5.2.3.3$Linux_X86_64 LibreOffice_project/20m0$Build-3</meta:generator>
    <meta:document-statistic meta:table-count="2" meta:image-count="0" meta:object-count="0" meta:page-count="1" meta:paragraph-count="39" meta:word-count="480" meta:character-count="2455" meta:non-whitespace-character-count="1709"/>
  </office:meta>
</office:document-meta>
</file>